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33.86mm" svg:height="152.52mm" svg:x="131.79mm" svg:y="17.47mm">
            <loext:p draw:notify-on-update-of-ranges="Hoja1.A2:Hoja1.A50 Hoja1.B1:Hoja1.B50 Hoja1.C1:Hoja1.C50 Hoja1.D1:Hoja1.D50 Hoja1.E1:Hoja1.E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ecuencial</text:p>
          </table:table-cell>
          <table:table-cell office:value-type="string" calcext:value-type="string">
            <text:p>9<text:span text:style-name="T1">a</text:span></text:p>
          </table:table-cell>
          <table:table-cell office:value-type="string" calcext:value-type="string">
            <text:p>9b</text:p>
          </table:table-cell>
          <table:table-cell/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office:value-type="float" office:value="0.000023951" calcext:value-type="float">
            <text:p>0,000023951</text:p>
          </table:table-cell>
          <table:table-cell office:value-type="float" office:value="0.000009855" calcext:value-type="float">
            <text:p>0,000009855</text:p>
          </table:table-cell>
          <table:table-cell office:value-type="float" office:value="0.000304712" calcext:value-type="float">
            <text:p>0,000304712</text:p>
          </table:table-cell>
          <table:table-cell office:value-type="float" office:value="0.000466518" calcext:value-type="float">
            <text:p>0,000466518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000090749" calcext:value-type="float">
            <text:p>0,000090749</text:p>
          </table:table-cell>
          <table:table-cell office:value-type="float" office:value="0.000023308" calcext:value-type="float">
            <text:p>0,000023308</text:p>
          </table:table-cell>
          <table:table-cell office:value-type="float" office:value="0.000629657" calcext:value-type="float">
            <text:p>0,000629657</text:p>
          </table:table-cell>
          <table:table-cell office:value-type="float" office:value="0.000860522" calcext:value-type="float">
            <text:p>0,000860522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000173868" calcext:value-type="float">
            <text:p>0,000173868</text:p>
          </table:table-cell>
          <table:table-cell office:value-type="float" office:value="0.000048211" calcext:value-type="float">
            <text:p>0,000048211</text:p>
          </table:table-cell>
          <table:table-cell office:value-type="float" office:value="0.000862099" calcext:value-type="float">
            <text:p>0,000862099</text:p>
          </table:table-cell>
          <table:table-cell office:value-type="float" office:value="0.001239146" calcext:value-type="float">
            <text:p>0,001239146</text:p>
          </table:table-cell>
        </table:table-row>
        <table:table-row table:style-name="ro2">
          <table:table-cell table:style-name="ce1" office:value-type="float" office:value="400" calcext:value-type="float">
            <text:p>400</text:p>
          </table:table-cell>
          <table:table-cell office:value-type="float" office:value="0.000301911" calcext:value-type="float">
            <text:p>0,000301911</text:p>
          </table:table-cell>
          <table:table-cell office:value-type="float" office:value="0.000079527" calcext:value-type="float">
            <text:p>0,000079527</text:p>
          </table:table-cell>
          <table:table-cell office:value-type="float" office:value="0.001036749" calcext:value-type="float">
            <text:p>0,001036749</text:p>
          </table:table-cell>
          <table:table-cell office:value-type="float" office:value="0.001512651" calcext:value-type="float">
            <text:p>0,001512651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00046621" calcext:value-type="float">
            <text:p>0,00046621</text:p>
          </table:table-cell>
          <table:table-cell office:value-type="float" office:value="0.000095294" calcext:value-type="float">
            <text:p>0,000095294</text:p>
          </table:table-cell>
          <table:table-cell office:value-type="float" office:value="0.001361717" calcext:value-type="float">
            <text:p>0,001361717</text:p>
          </table:table-cell>
          <table:table-cell office:value-type="float" office:value="0.001691497" calcext:value-type="float">
            <text:p>0,001691497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000602446" calcext:value-type="float">
            <text:p>0,000602446</text:p>
          </table:table-cell>
          <table:table-cell office:value-type="float" office:value="0.000130385" calcext:value-type="float">
            <text:p>0,000130385</text:p>
          </table:table-cell>
          <table:table-cell office:value-type="float" office:value="0.00144999" calcext:value-type="float">
            <text:p>0,00144999</text:p>
          </table:table-cell>
          <table:table-cell office:value-type="float" office:value="0.00179448" calcext:value-type="float">
            <text:p>0,00179448</text:p>
          </table:table-cell>
        </table:table-row>
        <table:table-row table:style-name="ro2">
          <table:table-cell table:style-name="ce1" office:value-type="float" office:value="700" calcext:value-type="float">
            <text:p>700</text:p>
          </table:table-cell>
          <table:table-cell office:value-type="float" office:value="0.000679203" calcext:value-type="float">
            <text:p>0,000679203</text:p>
          </table:table-cell>
          <table:table-cell office:value-type="float" office:value="0.000164061" calcext:value-type="float">
            <text:p>0,000164061</text:p>
          </table:table-cell>
          <table:table-cell office:value-type="float" office:value="0.001832183" calcext:value-type="float">
            <text:p>0,001832183</text:p>
          </table:table-cell>
          <table:table-cell office:value-type="float" office:value="0.00219892" calcext:value-type="float">
            <text:p>0,00219892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000830129" calcext:value-type="float">
            <text:p>0,000830129</text:p>
          </table:table-cell>
          <table:table-cell office:value-type="float" office:value="0.000254012" calcext:value-type="float">
            <text:p>0,000254012</text:p>
          </table:table-cell>
          <table:table-cell office:value-type="float" office:value="0.002102906" calcext:value-type="float">
            <text:p>0,002102906</text:p>
          </table:table-cell>
          <table:table-cell office:value-type="float" office:value="0.002351062" calcext:value-type="float">
            <text:p>0,002351062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000998338" calcext:value-type="float">
            <text:p>0,000998338</text:p>
          </table:table-cell>
          <table:table-cell office:value-type="float" office:value="0.00056174" calcext:value-type="float">
            <text:p>0,00056174</text:p>
          </table:table-cell>
          <table:table-cell office:value-type="float" office:value="0.002423991" calcext:value-type="float">
            <text:p>0,002423991</text:p>
          </table:table-cell>
          <table:table-cell office:value-type="float" office:value="0.00260157" calcext:value-type="float">
            <text:p>0,00260157</text:p>
          </table:table-cell>
        </table:table-row>
        <table:table-row table:style-name="ro2">
          <table:table-cell table:style-name="ce1" office:value-type="float" office:value="1000" calcext:value-type="float">
            <text:p>1000</text:p>
          </table:table-cell>
          <table:table-cell office:value-type="float" office:value="0.00119078" calcext:value-type="float">
            <text:p>0,00119078</text:p>
          </table:table-cell>
          <table:table-cell office:value-type="float" office:value="0.000991062" calcext:value-type="float">
            <text:p>0,000991062</text:p>
          </table:table-cell>
          <table:table-cell office:value-type="float" office:value="0.002780831" calcext:value-type="float">
            <text:p>0,002780831</text:p>
          </table:table-cell>
          <table:table-cell office:value-type="float" office:value="0.002833965" calcext:value-type="float">
            <text:p>0,002833965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0.001563657" calcext:value-type="float">
            <text:p>0,001563657</text:p>
          </table:table-cell>
          <table:table-cell office:value-type="float" office:value="0.001389382" calcext:value-type="float">
            <text:p>0,001389382</text:p>
          </table:table-cell>
          <table:table-cell office:value-type="float" office:value="0.003322175" calcext:value-type="float">
            <text:p>0,003322175</text:p>
          </table:table-cell>
          <table:table-cell office:value-type="float" office:value="0.003380347" calcext:value-type="float">
            <text:p>0,003380347</text:p>
          </table:table-cell>
        </table:table-row>
        <table:table-row table:style-name="ro2">
          <table:table-cell table:style-name="ce1" office:value-type="float" office:value="1200" calcext:value-type="float">
            <text:p>1200</text:p>
          </table:table-cell>
          <table:table-cell office:value-type="float" office:value="0.001887047" calcext:value-type="float">
            <text:p>0,001887047</text:p>
          </table:table-cell>
          <table:table-cell office:value-type="float" office:value="0.001735249" calcext:value-type="float">
            <text:p>0,001735249</text:p>
          </table:table-cell>
          <table:table-cell office:value-type="float" office:value="0.003631901" calcext:value-type="float">
            <text:p>0,003631901</text:p>
          </table:table-cell>
          <table:table-cell office:value-type="float" office:value="0.003501464" calcext:value-type="float">
            <text:p>0,003501464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0.001717918" calcext:value-type="float">
            <text:p>0,001717918</text:p>
          </table:table-cell>
          <table:table-cell office:value-type="float" office:value="0.001723647" calcext:value-type="float">
            <text:p>0,001723647</text:p>
          </table:table-cell>
          <table:table-cell office:value-type="float" office:value="0.004019067" calcext:value-type="float">
            <text:p>0,004019067</text:p>
          </table:table-cell>
          <table:table-cell office:value-type="float" office:value="0.004480087" calcext:value-type="float">
            <text:p>0,004480087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0.002264434" calcext:value-type="float">
            <text:p>0,002264434</text:p>
          </table:table-cell>
          <table:table-cell office:value-type="float" office:value="0.002222657" calcext:value-type="float">
            <text:p>0,002222657</text:p>
          </table:table-cell>
          <table:table-cell office:value-type="float" office:value="0.006976585" calcext:value-type="float">
            <text:p>0,006976585</text:p>
          </table:table-cell>
          <table:table-cell office:value-type="float" office:value="0.004135726" calcext:value-type="float">
            <text:p>0,004135726</text:p>
          </table:table-cell>
        </table:table-row>
        <table:table-row table:style-name="ro2">
          <table:table-cell table:style-name="ce1" office:value-type="float" office:value="1500" calcext:value-type="float">
            <text:p>1500</text:p>
          </table:table-cell>
          <table:table-cell office:value-type="float" office:value="0.002604065" calcext:value-type="float">
            <text:p>0,002604065</text:p>
          </table:table-cell>
          <table:table-cell office:value-type="float" office:value="0.002450303" calcext:value-type="float">
            <text:p>0,002450303</text:p>
          </table:table-cell>
          <table:table-cell office:value-type="float" office:value="0.004656468" calcext:value-type="float">
            <text:p>0,004656468</text:p>
          </table:table-cell>
          <table:table-cell office:value-type="float" office:value="0.00719651" calcext:value-type="float">
            <text:p>0,00719651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0.002869396" calcext:value-type="float">
            <text:p>0,002869396</text:p>
          </table:table-cell>
          <table:table-cell office:value-type="float" office:value="0.003529586" calcext:value-type="float">
            <text:p>0,003529586</text:p>
          </table:table-cell>
          <table:table-cell office:value-type="float" office:value="0.004934861" calcext:value-type="float">
            <text:p>0,004934861</text:p>
          </table:table-cell>
          <table:table-cell office:value-type="float" office:value="0.004716287" calcext:value-type="float">
            <text:p>0,004716287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0.003067811" calcext:value-type="float">
            <text:p>0,003067811</text:p>
          </table:table-cell>
          <table:table-cell office:value-type="float" office:value="0.002972281" calcext:value-type="float">
            <text:p>0,002972281</text:p>
          </table:table-cell>
          <table:table-cell office:value-type="float" office:value="0.005423261" calcext:value-type="float">
            <text:p>0,005423261</text:p>
          </table:table-cell>
          <table:table-cell office:value-type="float" office:value="0.007755439" calcext:value-type="float">
            <text:p>0,007755439</text:p>
          </table:table-cell>
        </table:table-row>
        <table:table-row table:style-name="ro2">
          <table:table-cell table:style-name="ce1" office:value-type="float" office:value="1800" calcext:value-type="float">
            <text:p>1800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3246633" calcext:value-type="float">
            <text:p>0,003246633</text:p>
          </table:table-cell>
          <table:table-cell office:value-type="float" office:value="0.005608158" calcext:value-type="float">
            <text:p>0,005608158</text:p>
          </table:table-cell>
          <table:table-cell office:value-type="float" office:value="0.005328652" calcext:value-type="float">
            <text:p>0,005328652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353309" calcext:value-type="float">
            <text:p>0,00353309</text:p>
          </table:table-cell>
          <table:table-cell office:value-type="float" office:value="0.006084078" calcext:value-type="float">
            <text:p>0,006084078</text:p>
          </table:table-cell>
          <table:table-cell office:value-type="float" office:value="0.00556015" calcext:value-type="float">
            <text:p>0,00556015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3819217" calcext:value-type="float">
            <text:p>0,003819217</text:p>
          </table:table-cell>
          <table:table-cell office:value-type="float" office:value="0.006478185" calcext:value-type="float">
            <text:p>0,006478185</text:p>
          </table:table-cell>
          <table:table-cell office:value-type="float" office:value="0.005870152" calcext:value-type="float">
            <text:p>0,005870152</text:p>
          </table:table-cell>
        </table:table-row>
        <table:table-row table:style-name="ro2">
          <table:table-cell table:style-name="ce1" office:value-type="float" office:value="2100" calcext:value-type="float">
            <text:p>210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405096" calcext:value-type="float">
            <text:p>0,00405096</text:p>
          </table:table-cell>
          <table:table-cell office:value-type="float" office:value="0.007105776" calcext:value-type="float">
            <text:p>0,007105776</text:p>
          </table:table-cell>
          <table:table-cell office:value-type="float" office:value="0.006384834" calcext:value-type="float">
            <text:p>0,006384834</text:p>
          </table:table-cell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04486597" calcext:value-type="float">
            <text:p>0,004486597</text:p>
          </table:table-cell>
          <table:table-cell office:value-type="float" office:value="0.007933771" calcext:value-type="float">
            <text:p>0,007933771</text:p>
          </table:table-cell>
          <table:table-cell office:value-type="float" office:value="0.010078792" calcext:value-type="float">
            <text:p>0,010078792</text:p>
          </table:table-cell>
        </table:table-row>
        <table:table-row table:style-name="ro2">
          <table:table-cell table:style-name="ce1" office:value-type="float" office:value="2300" calcext:value-type="float">
            <text:p>2300</text:p>
          </table:table-cell>
          <table:table-cell office:value-type="float" office:value="0.004941892" calcext:value-type="float">
            <text:p>0,004941892</text:p>
          </table:table-cell>
          <table:table-cell office:value-type="float" office:value="0.004758443" calcext:value-type="float">
            <text:p>0,004758443</text:p>
          </table:table-cell>
          <table:table-cell office:value-type="float" office:value="0.007974346" calcext:value-type="float">
            <text:p>0,007974346</text:p>
          </table:table-cell>
          <table:table-cell office:value-type="float" office:value="0.007358868" calcext:value-type="float">
            <text:p>0,007358868</text:p>
          </table:table-cell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float" office:value="0.00566342" calcext:value-type="float">
            <text:p>0,00566342</text:p>
          </table:table-cell>
          <table:table-cell office:value-type="float" office:value="0.005235164" calcext:value-type="float">
            <text:p>0,005235164</text:p>
          </table:table-cell>
          <table:table-cell office:value-type="float" office:value="0.00842128" calcext:value-type="float">
            <text:p>0,00842128</text:p>
          </table:table-cell>
          <table:table-cell office:value-type="float" office:value="0.007653933" calcext:value-type="float">
            <text:p>0,007653933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0.005803321" calcext:value-type="float">
            <text:p>0,005803321</text:p>
          </table:table-cell>
          <table:table-cell office:value-type="float" office:value="0.00559918" calcext:value-type="float">
            <text:p>0,00559918</text:p>
          </table:table-cell>
          <table:table-cell office:value-type="float" office:value="0.009101591" calcext:value-type="float">
            <text:p>0,009101591</text:p>
          </table:table-cell>
          <table:table-cell office:value-type="float" office:value="0.008252577" calcext:value-type="float">
            <text:p>0,008252577</text:p>
          </table:table-cell>
        </table:table-row>
        <table:table-row table:style-name="ro2">
          <table:table-cell table:style-name="ce1" office:value-type="float" office:value="2600" calcext:value-type="float">
            <text:p>2600</text:p>
          </table:table-cell>
          <table:table-cell office:value-type="float" office:value="0.006236103" calcext:value-type="float">
            <text:p>0,006236103</text:p>
          </table:table-cell>
          <table:table-cell office:value-type="float" office:value="0.005998361" calcext:value-type="float">
            <text:p>0,005998361</text:p>
          </table:table-cell>
          <table:table-cell office:value-type="float" office:value="0.00942472" calcext:value-type="float">
            <text:p>0,00942472</text:p>
          </table:table-cell>
          <table:table-cell office:value-type="float" office:value="0.011142837" calcext:value-type="float">
            <text:p>0,011142837</text:p>
          </table:table-cell>
        </table:table-row>
        <table:table-row table:style-name="ro2">
          <table:table-cell office:value-type="float" office:value="2700" calcext:value-type="float">
            <text:p>2700</text:p>
          </table:table-cell>
          <table:table-cell office:value-type="float" office:value="0.006510626" calcext:value-type="float">
            <text:p>0,006510626</text:p>
          </table:table-cell>
          <table:table-cell office:value-type="float" office:value="0.006434043" calcext:value-type="float">
            <text:p>0,006434043</text:p>
          </table:table-cell>
          <table:table-cell office:value-type="float" office:value="0.012770125" calcext:value-type="float">
            <text:p>0,012770125</text:p>
          </table:table-cell>
          <table:table-cell office:value-type="float" office:value="0.012008838" calcext:value-type="float">
            <text:p>0,012008838</text:p>
          </table:table-cell>
        </table:table-row>
        <table:table-row table:style-name="ro2">
          <table:table-cell office:value-type="float" office:value="2800" calcext:value-type="float">
            <text:p>2800</text:p>
          </table:table-cell>
          <table:table-cell office:value-type="float" office:value="0.008361488" calcext:value-type="float">
            <text:p>0,008361488</text:p>
          </table:table-cell>
          <table:table-cell office:value-type="float" office:value="0.007693697" calcext:value-type="float">
            <text:p>0,007693697</text:p>
          </table:table-cell>
          <table:table-cell office:value-type="float" office:value="0.013688057" calcext:value-type="float">
            <text:p>0,013688057</text:p>
          </table:table-cell>
          <table:table-cell office:value-type="float" office:value="0.012377586" calcext:value-type="float">
            <text:p>0,012377586</text:p>
          </table:table-cell>
        </table:table-row>
        <table:table-row table:style-name="ro2">
          <table:table-cell table:style-name="ce1" office:value-type="float" office:value="2900" calcext:value-type="float">
            <text:p>2900</text:p>
          </table:table-cell>
          <table:table-cell office:value-type="float" office:value="0.007547151" calcext:value-type="float">
            <text:p>0,007547151</text:p>
          </table:table-cell>
          <table:table-cell office:value-type="float" office:value="0.007325236" calcext:value-type="float">
            <text:p>0,007325236</text:p>
          </table:table-cell>
          <table:table-cell office:value-type="float" office:value="0.013949694" calcext:value-type="float">
            <text:p>0,013949694</text:p>
          </table:table-cell>
          <table:table-cell office:value-type="float" office:value="0.013025445" calcext:value-type="float">
            <text:p>0,013025445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008013104" calcext:value-type="float">
            <text:p>0,008013104</text:p>
          </table:table-cell>
          <table:table-cell office:value-type="float" office:value="0.007774892" calcext:value-type="float">
            <text:p>0,007774892</text:p>
          </table:table-cell>
          <table:table-cell office:value-type="float" office:value="0.011660693" calcext:value-type="float">
            <text:p>0,011660693</text:p>
          </table:table-cell>
          <table:table-cell office:value-type="float" office:value="0.013532063" calcext:value-type="float">
            <text:p>0,013532063</text:p>
          </table:table-cell>
        </table:table-row>
        <table:table-row table:style-name="ro2">
          <table:table-cell office:value-type="float" office:value="3100" calcext:value-type="float">
            <text:p>3100</text:p>
          </table:table-cell>
          <table:table-cell office:value-type="float" office:value="0.008508325" calcext:value-type="float">
            <text:p>0,008508325</text:p>
          </table:table-cell>
          <table:table-cell office:value-type="float" office:value="0.008264581" calcext:value-type="float">
            <text:p>0,008264581</text:p>
          </table:table-cell>
          <table:table-cell office:value-type="float" office:value="0.012705495" calcext:value-type="float">
            <text:p>0,012705495</text:p>
          </table:table-cell>
          <table:table-cell office:value-type="float" office:value="0.014406981" calcext:value-type="float">
            <text:p>0,014406981</text:p>
          </table:table-cell>
        </table:table-row>
        <table:table-row table:style-name="ro2">
          <table:table-cell table:style-name="ce1" office:value-type="float" office:value="3200" calcext:value-type="float">
            <text:p>3200</text:p>
          </table:table-cell>
          <table:table-cell office:value-type="float" office:value="0.009051131" calcext:value-type="float">
            <text:p>0,009051131</text:p>
          </table:table-cell>
          <table:table-cell office:value-type="float" office:value="0.008728716" calcext:value-type="float">
            <text:p>0,008728716</text:p>
          </table:table-cell>
          <table:table-cell office:value-type="float" office:value="0.01319459" calcext:value-type="float">
            <text:p>0,01319459</text:p>
          </table:table-cell>
          <table:table-cell office:value-type="float" office:value="0.01474822" calcext:value-type="float">
            <text:p>0,01474822</text:p>
          </table:table-cell>
        </table:table-row>
        <table:table-row table:style-name="ro2">
          <table:table-cell office:value-type="float" office:value="3300" calcext:value-type="float">
            <text:p>3300</text:p>
          </table:table-cell>
          <table:table-cell office:value-type="float" office:value="0.009534059" calcext:value-type="float">
            <text:p>0,009534059</text:p>
          </table:table-cell>
          <table:table-cell office:value-type="float" office:value="0.009533451" calcext:value-type="float">
            <text:p>0,009533451</text:p>
          </table:table-cell>
          <table:table-cell office:value-type="float" office:value="0.014070959" calcext:value-type="float">
            <text:p>0,014070959</text:p>
          </table:table-cell>
          <table:table-cell office:value-type="float" office:value="0.012902984" calcext:value-type="float">
            <text:p>0,012902984</text:p>
          </table:table-cell>
        </table:table-row>
        <table:table-row table:style-name="ro2">
          <table:table-cell table:style-name="ce1" office:value-type="float" office:value="3400" calcext:value-type="float">
            <text:p>3400</text:p>
          </table:table-cell>
          <table:table-cell office:value-type="float" office:value="0.010150834" calcext:value-type="float">
            <text:p>0,010150834</text:p>
          </table:table-cell>
          <table:table-cell office:value-type="float" office:value="0.010114763" calcext:value-type="float">
            <text:p>0,010114763</text:p>
          </table:table-cell>
          <table:table-cell office:value-type="float" office:value="0.014406947" calcext:value-type="float">
            <text:p>0,014406947</text:p>
          </table:table-cell>
          <table:table-cell office:value-type="float" office:value="0.013292508" calcext:value-type="float">
            <text:p>0,013292508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0.010656106" calcext:value-type="float">
            <text:p>0,010656106</text:p>
          </table:table-cell>
          <table:table-cell office:value-type="float" office:value="0.010632302" calcext:value-type="float">
            <text:p>0,010632302</text:p>
          </table:table-cell>
          <table:table-cell office:value-type="float" office:value="0.015299119" calcext:value-type="float">
            <text:p>0,015299119</text:p>
          </table:table-cell>
          <table:table-cell office:value-type="float" office:value="0.014214523" calcext:value-type="float">
            <text:p>0,014214523</text:p>
          </table:table-cell>
        </table:table-row>
        <table:table-row table:style-name="ro2">
          <table:table-cell office:value-type="float" office:value="3600" calcext:value-type="float">
            <text:p>3600</text:p>
          </table:table-cell>
          <table:table-cell office:value-type="float" office:value="0.011256263" calcext:value-type="float">
            <text:p>0,011256263</text:p>
          </table:table-cell>
          <table:table-cell office:value-type="float" office:value="0.011181442" calcext:value-type="float">
            <text:p>0,011181442</text:p>
          </table:table-cell>
          <table:table-cell office:value-type="float" office:value="0.016085393" calcext:value-type="float">
            <text:p>0,016085393</text:p>
          </table:table-cell>
          <table:table-cell office:value-type="float" office:value="0.014856619" calcext:value-type="float">
            <text:p>0,014856619</text:p>
          </table:table-cell>
        </table:table-row>
        <table:table-row table:style-name="ro2">
          <table:table-cell table:style-name="ce1" office:value-type="float" office:value="3700" calcext:value-type="float">
            <text:p>3700</text:p>
          </table:table-cell>
          <table:table-cell office:value-type="float" office:value="0.011816934" calcext:value-type="float">
            <text:p>0,011816934</text:p>
          </table:table-cell>
          <table:table-cell office:value-type="float" office:value="0.011762737" calcext:value-type="float">
            <text:p>0,011762737</text:p>
          </table:table-cell>
          <table:table-cell office:value-type="float" office:value="0.016726027" calcext:value-type="float">
            <text:p>0,016726027</text:p>
          </table:table-cell>
          <table:table-cell office:value-type="float" office:value="0.015750867" calcext:value-type="float">
            <text:p>0,015750867</text:p>
          </table:table-cell>
        </table:table-row>
        <table:table-row table:style-name="ro2">
          <table:table-cell office:value-type="float" office:value="3800" calcext:value-type="float">
            <text:p>3800</text:p>
          </table:table-cell>
          <table:table-cell office:value-type="float" office:value="0.012516571" calcext:value-type="float">
            <text:p>0,012516571</text:p>
          </table:table-cell>
          <table:table-cell office:value-type="float" office:value="0.01234445" calcext:value-type="float">
            <text:p>0,01234445</text:p>
          </table:table-cell>
          <table:table-cell office:value-type="float" office:value="0.017321546" calcext:value-type="float">
            <text:p>0,017321546</text:p>
          </table:table-cell>
          <table:table-cell office:value-type="float" office:value="0.016055491" calcext:value-type="float">
            <text:p>0,016055491</text:p>
          </table:table-cell>
        </table:table-row>
        <table:table-row table:style-name="ro2">
          <table:table-cell office:value-type="float" office:value="3900" calcext:value-type="float">
            <text:p>3900</text:p>
          </table:table-cell>
          <table:table-cell office:value-type="float" office:value="0.01305942" calcext:value-type="float">
            <text:p>0,01305942</text:p>
          </table:table-cell>
          <table:table-cell office:value-type="float" office:value="0.012593758" calcext:value-type="float">
            <text:p>0,012593758</text:p>
          </table:table-cell>
          <table:table-cell office:value-type="float" office:value="0.018286356" calcext:value-type="float">
            <text:p>0,018286356</text:p>
          </table:table-cell>
          <table:table-cell office:value-type="float" office:value="0.017191941" calcext:value-type="float">
            <text:p>0,017191941</text:p>
          </table:table-cell>
        </table:table-row>
        <table:table-row table:style-name="ro2">
          <table:table-cell table:style-name="ce1" office:value-type="float" office:value="4000" calcext:value-type="float">
            <text:p>4000</text:p>
          </table:table-cell>
          <table:table-cell office:value-type="float" office:value="0.013789604" calcext:value-type="float">
            <text:p>0,013789604</text:p>
          </table:table-cell>
          <table:table-cell office:value-type="float" office:value="0.013284484" calcext:value-type="float">
            <text:p>0,013284484</text:p>
          </table:table-cell>
          <table:table-cell office:value-type="float" office:value="0.018967373" calcext:value-type="float">
            <text:p>0,018967373</text:p>
          </table:table-cell>
          <table:table-cell office:value-type="float" office:value="0.017603592" calcext:value-type="float">
            <text:p>0,017603592</text:p>
          </table:table-cell>
        </table:table-row>
        <table:table-row table:style-name="ro2">
          <table:table-cell office:value-type="float" office:value="4100" calcext:value-type="float">
            <text:p>4100</text:p>
          </table:table-cell>
          <table:table-cell office:value-type="float" office:value="0.014505105" calcext:value-type="float">
            <text:p>0,014505105</text:p>
          </table:table-cell>
          <table:table-cell office:value-type="float" office:value="0.013941569" calcext:value-type="float">
            <text:p>0,013941569</text:p>
          </table:table-cell>
          <table:table-cell office:value-type="float" office:value="0.020126378" calcext:value-type="float">
            <text:p>0,020126378</text:p>
          </table:table-cell>
          <table:table-cell office:value-type="float" office:value="0.018754696" calcext:value-type="float">
            <text:p>0,018754696</text:p>
          </table:table-cell>
        </table:table-row>
        <table:table-row table:style-name="ro2">
          <table:table-cell office:value-type="float" office:value="4200" calcext:value-type="float">
            <text:p>4200</text:p>
          </table:table-cell>
          <table:table-cell office:value-type="float" office:value="0.015091528" calcext:value-type="float">
            <text:p>0,015091528</text:p>
          </table:table-cell>
          <table:table-cell office:value-type="float" office:value="0.014634735" calcext:value-type="float">
            <text:p>0,014634735</text:p>
          </table:table-cell>
          <table:table-cell office:value-type="float" office:value="0.020976356" calcext:value-type="float">
            <text:p>0,020976356</text:p>
          </table:table-cell>
          <table:table-cell office:value-type="float" office:value="0.019150171" calcext:value-type="float">
            <text:p>0,019150171</text:p>
          </table:table-cell>
        </table:table-row>
        <table:table-row table:style-name="ro2">
          <table:table-cell table:style-name="ce1" office:value-type="float" office:value="4300" calcext:value-type="float">
            <text:p>4300</text:p>
          </table:table-cell>
          <table:table-cell office:value-type="float" office:value="0.015743298" calcext:value-type="float">
            <text:p>0,015743298</text:p>
          </table:table-cell>
          <table:table-cell office:value-type="float" office:value="0.015284848" calcext:value-type="float">
            <text:p>0,015284848</text:p>
          </table:table-cell>
          <table:table-cell office:value-type="float" office:value="0.021998267" calcext:value-type="float">
            <text:p>0,021998267</text:p>
          </table:table-cell>
          <table:table-cell office:value-type="float" office:value="0.020161414" calcext:value-type="float">
            <text:p>0,020161414</text:p>
          </table:table-cell>
        </table:table-row>
        <table:table-row table:style-name="ro2">
          <table:table-cell office:value-type="float" office:value="4400" calcext:value-type="float">
            <text:p>4400</text:p>
          </table:table-cell>
          <table:table-cell office:value-type="float" office:value="0.01651361" calcext:value-type="float">
            <text:p>0,01651361</text:p>
          </table:table-cell>
          <table:table-cell office:value-type="float" office:value="0.015991906" calcext:value-type="float">
            <text:p>0,015991906</text:p>
          </table:table-cell>
          <table:table-cell office:value-type="float" office:value="0.022891245" calcext:value-type="float">
            <text:p>0,022891245</text:p>
          </table:table-cell>
          <table:table-cell office:value-type="float" office:value="0.020675178" calcext:value-type="float">
            <text:p>0,020675178</text:p>
          </table:table-cell>
        </table:table-row>
        <table:table-row table:style-name="ro2">
          <table:table-cell table:style-name="ce1" office:value-type="float" office:value="4500" calcext:value-type="float">
            <text:p>4500</text:p>
          </table:table-cell>
          <table:table-cell office:value-type="float" office:value="0.017135061" calcext:value-type="float">
            <text:p>0,017135061</text:p>
          </table:table-cell>
          <table:table-cell office:value-type="float" office:value="0.016677529" calcext:value-type="float">
            <text:p>0,016677529</text:p>
          </table:table-cell>
          <table:table-cell office:value-type="float" office:value="0.023578087" calcext:value-type="float">
            <text:p>0,023578087</text:p>
          </table:table-cell>
          <table:table-cell office:value-type="float" office:value="0.022032743" calcext:value-type="float">
            <text:p>0,022032743</text:p>
          </table:table-cell>
        </table:table-row>
        <table:table-row table:style-name="ro2">
          <table:table-cell office:value-type="float" office:value="4600" calcext:value-type="float">
            <text:p>4600</text:p>
          </table:table-cell>
          <table:table-cell office:value-type="float" office:value="0.018076424" calcext:value-type="float">
            <text:p>0,018076424</text:p>
          </table:table-cell>
          <table:table-cell office:value-type="float" office:value="0.017419607" calcext:value-type="float">
            <text:p>0,017419607</text:p>
          </table:table-cell>
          <table:table-cell office:value-type="float" office:value="0.024248627" calcext:value-type="float">
            <text:p>0,024248627</text:p>
          </table:table-cell>
          <table:table-cell office:value-type="float" office:value="0.022183207" calcext:value-type="float">
            <text:p>0,022183207</text:p>
          </table:table-cell>
        </table:table-row>
        <table:table-row table:style-name="ro2">
          <table:table-cell table:style-name="ce1" office:value-type="float" office:value="4700" calcext:value-type="float">
            <text:p>4700</text:p>
          </table:table-cell>
          <table:table-cell office:value-type="float" office:value="0.018868177" calcext:value-type="float">
            <text:p>0,018868177</text:p>
          </table:table-cell>
          <table:table-cell office:value-type="float" office:value="0.018111192" calcext:value-type="float">
            <text:p>0,018111192</text:p>
          </table:table-cell>
          <table:table-cell office:value-type="float" office:value="0.024847404" calcext:value-type="float">
            <text:p>0,024847404</text:p>
          </table:table-cell>
          <table:table-cell office:value-type="float" office:value="0.023917852" calcext:value-type="float">
            <text:p>0,023917852</text:p>
          </table:table-cell>
        </table:table-row>
        <table:table-row table:style-name="ro2">
          <table:table-cell office:value-type="float" office:value="4800" calcext:value-type="float">
            <text:p>4800</text:p>
          </table:table-cell>
          <table:table-cell office:value-type="float" office:value="0.019420329" calcext:value-type="float">
            <text:p>0,019420329</text:p>
          </table:table-cell>
          <table:table-cell office:value-type="float" office:value="0.018839522" calcext:value-type="float">
            <text:p>0,018839522</text:p>
          </table:table-cell>
          <table:table-cell office:value-type="float" office:value="0.026018644" calcext:value-type="float">
            <text:p>0,026018644</text:p>
          </table:table-cell>
          <table:table-cell office:value-type="float" office:value="0.024811634" calcext:value-type="float">
            <text:p>0,024811634</text:p>
          </table:table-cell>
        </table:table-row>
        <table:table-row table:style-name="ro2">
          <table:table-cell office:value-type="float" office:value="4900" calcext:value-type="float">
            <text:p>4900</text:p>
          </table:table-cell>
          <table:table-cell office:value-type="float" office:value="0.020306383" calcext:value-type="float">
            <text:p>0,020306383</text:p>
          </table:table-cell>
          <table:table-cell office:value-type="float" office:value="0.019630035" calcext:value-type="float">
            <text:p>0,019630035</text:p>
          </table:table-cell>
          <table:table-cell office:value-type="float" office:value="0.026967147" calcext:value-type="float">
            <text:p>0,026967147</text:p>
          </table:table-cell>
          <table:table-cell office:value-type="float" office:value="0.025649807" calcext:value-type="float">
            <text:p>0,025649807</text:p>
          </table:table-cell>
        </table:table-row>
        <table:table-row table:style-name="ro2"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6:01:05.710239335</meta:creation-date>
    <dc:date>2018-04-16T16:33:25.825219546</dc:date>
    <meta:editing-duration>PT59S</meta:editing-duration>
    <meta:editing-cycles>1</meta:editing-cycles>
    <meta:document-statistic meta:table-count="1" meta:cell-count="24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7cm" svg:height="15.253cm" xlink:href=".." xlink:type="simple" chart:class="chart:line" chart:style-name="ch1">
        <chart:legend chart:legend-position="end" svg:x="18.392cm" svg:y="6.58cm" style:legend-expansion="high" chart:style-name="ch2"/>
        <chart:plot-area chart:style-name="ch3" table:cell-range-address="Hoja1.A2:Hoja1.A50 Hoja1.B1:Hoja1.E50" chart:data-source-has-labels="both" svg:x="0.467cm" svg:y="0.305cm" svg:width="17.458cm" svg:height="14.643cm">
          <chartooo:coordinate-region svg:x="1.565cm" svg:y="0.305cm" svg:width="16.36cm" svg:height="13.39cm"/>
          <chart:axis chart:dimension="x" chart:name="primary-x" chart:style-name="ch4" chartooo:axis-type="auto">
            <chartooo:date-scale/>
            <chart:categories table:cell-range-address="Hoja1.A2:Hoja1.A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1:Hoja1.B50" loext:label-string="omp_secuencial" chart:class="chart:line">
            <chart:data-point chart:repeated="50"/>
          </chart:series>
          <chart:series chart:style-name="ch7" chart:values-cell-range-address="Hoja1.C1:Hoja1.C50" loext:label-string="omp_openmp_a" chart:class="chart:line">
            <chart:data-point chart:repeated="50"/>
          </chart:series>
          <chart:series chart:style-name="ch8" chart:values-cell-range-address="Hoja1.D1:Hoja1.D50" loext:label-string="omp_openmp_b" chart:class="chart:line">
            <chart:data-point chart:repeated="50"/>
          </chart:series>
          <chart:series chart:style-name="ch9" chart:values-cell-range-address="Hoja1.E1:Hoja1.E50" loext:label-string="omp_openmp_reduction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secuencial</text:p>
              </table:table-cell>
              <table:table-cell office:value-type="string">
                <text:p>omp_openmp_a</text:p>
              </table:table-cell>
              <table:table-cell office:value-type="string">
                <text:p>omp_openmp_b</text:p>
              </table:table-cell>
              <table:table-cell office:value-type="string">
                <text:p>omp_openmp_reduction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Hoja1.A2:Hoja1.A50</svg:desc>
                </draw:g>
              </table:table-cell>
              <table:table-cell office:value-type="float" office:value="NaN">
                <text:p>NaN</text:p>
                <draw:g>
                  <svg:desc>Hoja1.B1:Hoja1.B50</svg:desc>
                </draw:g>
              </table:table-cell>
              <table:table-cell office:value-type="float" office:value="NaN">
                <text:p>NaN</text:p>
                <draw:g>
                  <svg:desc>Hoja1.C1:Hoja1.C50</svg:desc>
                </draw:g>
              </table:table-cell>
              <table:table-cell office:value-type="float" office:value="NaN">
                <text:p>NaN</text:p>
                <draw:g>
                  <svg:desc>Hoja1.D1:Hoja1.D50</svg:desc>
                </draw:g>
              </table:table-cell>
              <table:table-cell office:value-type="float" office:value="NaN">
                <text:p>NaN</text:p>
                <draw:g>
                  <svg:desc>Hoja1.E1:Hoja1.E50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23951">
                <text:p>0.000023951</text:p>
              </table:table-cell>
              <table:table-cell office:value-type="float" office:value="0.000009855">
                <text:p>0.000009855</text:p>
              </table:table-cell>
              <table:table-cell office:value-type="float" office:value="0.000304712">
                <text:p>0.000304712</text:p>
              </table:table-cell>
              <table:table-cell office:value-type="float" office:value="0.000466518">
                <text:p>0.00046651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90749">
                <text:p>0.000090749</text:p>
              </table:table-cell>
              <table:table-cell office:value-type="float" office:value="0.000023308">
                <text:p>0.000023308</text:p>
              </table:table-cell>
              <table:table-cell office:value-type="float" office:value="0.000629657">
                <text:p>0.000629657</text:p>
              </table:table-cell>
              <table:table-cell office:value-type="float" office:value="0.000860522">
                <text:p>0.0008605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173868">
                <text:p>0.000173868</text:p>
              </table:table-cell>
              <table:table-cell office:value-type="float" office:value="0.000048211">
                <text:p>0.000048211</text:p>
              </table:table-cell>
              <table:table-cell office:value-type="float" office:value="0.000862099">
                <text:p>0.000862099</text:p>
              </table:table-cell>
              <table:table-cell office:value-type="float" office:value="0.001239146">
                <text:p>0.00123914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301911">
                <text:p>0.000301911</text:p>
              </table:table-cell>
              <table:table-cell office:value-type="float" office:value="0.000079527">
                <text:p>0.000079527</text:p>
              </table:table-cell>
              <table:table-cell office:value-type="float" office:value="0.001036749">
                <text:p>0.001036749</text:p>
              </table:table-cell>
              <table:table-cell office:value-type="float" office:value="0.001512651">
                <text:p>0.00151265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46621">
                <text:p>0.00046621</text:p>
              </table:table-cell>
              <table:table-cell office:value-type="float" office:value="0.000095294">
                <text:p>0.000095294</text:p>
              </table:table-cell>
              <table:table-cell office:value-type="float" office:value="0.001361717">
                <text:p>0.001361717</text:p>
              </table:table-cell>
              <table:table-cell office:value-type="float" office:value="0.001691497">
                <text:p>0.00169149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602446">
                <text:p>0.000602446</text:p>
              </table:table-cell>
              <table:table-cell office:value-type="float" office:value="0.000130385">
                <text:p>0.000130385</text:p>
              </table:table-cell>
              <table:table-cell office:value-type="float" office:value="0.00144999">
                <text:p>0.00144999</text:p>
              </table:table-cell>
              <table:table-cell office:value-type="float" office:value="0.00179448">
                <text:p>0.0017944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679203">
                <text:p>0.000679203</text:p>
              </table:table-cell>
              <table:table-cell office:value-type="float" office:value="0.000164061">
                <text:p>0.000164061</text:p>
              </table:table-cell>
              <table:table-cell office:value-type="float" office:value="0.001832183">
                <text:p>0.001832183</text:p>
              </table:table-cell>
              <table:table-cell office:value-type="float" office:value="0.00219892">
                <text:p>0.0021989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830129">
                <text:p>0.000830129</text:p>
              </table:table-cell>
              <table:table-cell office:value-type="float" office:value="0.000254012">
                <text:p>0.000254012</text:p>
              </table:table-cell>
              <table:table-cell office:value-type="float" office:value="0.002102906">
                <text:p>0.002102906</text:p>
              </table:table-cell>
              <table:table-cell office:value-type="float" office:value="0.002351062">
                <text:p>0.00235106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998338">
                <text:p>0.000998338</text:p>
              </table:table-cell>
              <table:table-cell office:value-type="float" office:value="0.00056174">
                <text:p>0.00056174</text:p>
              </table:table-cell>
              <table:table-cell office:value-type="float" office:value="0.002423991">
                <text:p>0.002423991</text:p>
              </table:table-cell>
              <table:table-cell office:value-type="float" office:value="0.00260157">
                <text:p>0.0026015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119078">
                <text:p>0.00119078</text:p>
              </table:table-cell>
              <table:table-cell office:value-type="float" office:value="0.000991062">
                <text:p>0.000991062</text:p>
              </table:table-cell>
              <table:table-cell office:value-type="float" office:value="0.002780831">
                <text:p>0.002780831</text:p>
              </table:table-cell>
              <table:table-cell office:value-type="float" office:value="0.002833965">
                <text:p>0.00283396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1563657">
                <text:p>0.001563657</text:p>
              </table:table-cell>
              <table:table-cell office:value-type="float" office:value="0.001389382">
                <text:p>0.001389382</text:p>
              </table:table-cell>
              <table:table-cell office:value-type="float" office:value="0.003322175">
                <text:p>0.003322175</text:p>
              </table:table-cell>
              <table:table-cell office:value-type="float" office:value="0.003380347">
                <text:p>0.00338034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1887047">
                <text:p>0.001887047</text:p>
              </table:table-cell>
              <table:table-cell office:value-type="float" office:value="0.001735249">
                <text:p>0.001735249</text:p>
              </table:table-cell>
              <table:table-cell office:value-type="float" office:value="0.003631901">
                <text:p>0.003631901</text:p>
              </table:table-cell>
              <table:table-cell office:value-type="float" office:value="0.003501464">
                <text:p>0.00350146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1717918">
                <text:p>0.001717918</text:p>
              </table:table-cell>
              <table:table-cell office:value-type="float" office:value="0.001723647">
                <text:p>0.001723647</text:p>
              </table:table-cell>
              <table:table-cell office:value-type="float" office:value="0.004019067">
                <text:p>0.004019067</text:p>
              </table:table-cell>
              <table:table-cell office:value-type="float" office:value="0.004480087">
                <text:p>0.00448008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2264434">
                <text:p>0.002264434</text:p>
              </table:table-cell>
              <table:table-cell office:value-type="float" office:value="0.002222657">
                <text:p>0.002222657</text:p>
              </table:table-cell>
              <table:table-cell office:value-type="float" office:value="0.006976585">
                <text:p>0.006976585</text:p>
              </table:table-cell>
              <table:table-cell office:value-type="float" office:value="0.004135726">
                <text:p>0.00413572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2604065">
                <text:p>0.002604065</text:p>
              </table:table-cell>
              <table:table-cell office:value-type="float" office:value="0.002450303">
                <text:p>0.002450303</text:p>
              </table:table-cell>
              <table:table-cell office:value-type="float" office:value="0.004656468">
                <text:p>0.004656468</text:p>
              </table:table-cell>
              <table:table-cell office:value-type="float" office:value="0.00719651">
                <text:p>0.0071965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2869396">
                <text:p>0.002869396</text:p>
              </table:table-cell>
              <table:table-cell office:value-type="float" office:value="0.003529586">
                <text:p>0.003529586</text:p>
              </table:table-cell>
              <table:table-cell office:value-type="float" office:value="0.004934861">
                <text:p>0.004934861</text:p>
              </table:table-cell>
              <table:table-cell office:value-type="float" office:value="0.004716287">
                <text:p>0.00471628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3067811">
                <text:p>0.003067811</text:p>
              </table:table-cell>
              <table:table-cell office:value-type="float" office:value="0.002972281">
                <text:p>0.002972281</text:p>
              </table:table-cell>
              <table:table-cell office:value-type="float" office:value="0.005423261">
                <text:p>0.005423261</text:p>
              </table:table-cell>
              <table:table-cell office:value-type="float" office:value="0.007755439">
                <text:p>0.00775543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33">
                <text:p>0.0033</text:p>
              </table:table-cell>
              <table:table-cell office:value-type="float" office:value="0.003246633">
                <text:p>0.003246633</text:p>
              </table:table-cell>
              <table:table-cell office:value-type="float" office:value="0.005608158">
                <text:p>0.005608158</text:p>
              </table:table-cell>
              <table:table-cell office:value-type="float" office:value="0.005328652">
                <text:p>0.00532865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36">
                <text:p>0.0036</text:p>
              </table:table-cell>
              <table:table-cell office:value-type="float" office:value="0.00353309">
                <text:p>0.00353309</text:p>
              </table:table-cell>
              <table:table-cell office:value-type="float" office:value="0.006084078">
                <text:p>0.006084078</text:p>
              </table:table-cell>
              <table:table-cell office:value-type="float" office:value="0.00556015">
                <text:p>0.0055601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39">
                <text:p>0.0039</text:p>
              </table:table-cell>
              <table:table-cell office:value-type="float" office:value="0.003819217">
                <text:p>0.003819217</text:p>
              </table:table-cell>
              <table:table-cell office:value-type="float" office:value="0.006478185">
                <text:p>0.006478185</text:p>
              </table:table-cell>
              <table:table-cell office:value-type="float" office:value="0.005870152">
                <text:p>0.00587015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42">
                <text:p>0.0042</text:p>
              </table:table-cell>
              <table:table-cell office:value-type="float" office:value="0.00405096">
                <text:p>0.00405096</text:p>
              </table:table-cell>
              <table:table-cell office:value-type="float" office:value="0.007105776">
                <text:p>0.007105776</text:p>
              </table:table-cell>
              <table:table-cell office:value-type="float" office:value="0.006384834">
                <text:p>0.00638483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46">
                <text:p>0.0046</text:p>
              </table:table-cell>
              <table:table-cell office:value-type="float" office:value="0.004486597">
                <text:p>0.004486597</text:p>
              </table:table-cell>
              <table:table-cell office:value-type="float" office:value="0.007933771">
                <text:p>0.007933771</text:p>
              </table:table-cell>
              <table:table-cell office:value-type="float" office:value="0.010078792">
                <text:p>0.01007879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4941892">
                <text:p>0.004941892</text:p>
              </table:table-cell>
              <table:table-cell office:value-type="float" office:value="0.004758443">
                <text:p>0.004758443</text:p>
              </table:table-cell>
              <table:table-cell office:value-type="float" office:value="0.007974346">
                <text:p>0.007974346</text:p>
              </table:table-cell>
              <table:table-cell office:value-type="float" office:value="0.007358868">
                <text:p>0.00735886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566342">
                <text:p>0.00566342</text:p>
              </table:table-cell>
              <table:table-cell office:value-type="float" office:value="0.005235164">
                <text:p>0.005235164</text:p>
              </table:table-cell>
              <table:table-cell office:value-type="float" office:value="0.00842128">
                <text:p>0.00842128</text:p>
              </table:table-cell>
              <table:table-cell office:value-type="float" office:value="0.007653933">
                <text:p>0.00765393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5803321">
                <text:p>0.005803321</text:p>
              </table:table-cell>
              <table:table-cell office:value-type="float" office:value="0.00559918">
                <text:p>0.00559918</text:p>
              </table:table-cell>
              <table:table-cell office:value-type="float" office:value="0.009101591">
                <text:p>0.009101591</text:p>
              </table:table-cell>
              <table:table-cell office:value-type="float" office:value="0.008252577">
                <text:p>0.00825257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6236103">
                <text:p>0.006236103</text:p>
              </table:table-cell>
              <table:table-cell office:value-type="float" office:value="0.005998361">
                <text:p>0.005998361</text:p>
              </table:table-cell>
              <table:table-cell office:value-type="float" office:value="0.00942472">
                <text:p>0.00942472</text:p>
              </table:table-cell>
              <table:table-cell office:value-type="float" office:value="0.011142837">
                <text:p>0.011142837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6510626">
                <text:p>0.006510626</text:p>
              </table:table-cell>
              <table:table-cell office:value-type="float" office:value="0.006434043">
                <text:p>0.006434043</text:p>
              </table:table-cell>
              <table:table-cell office:value-type="float" office:value="0.012770125">
                <text:p>0.012770125</text:p>
              </table:table-cell>
              <table:table-cell office:value-type="float" office:value="0.012008838">
                <text:p>0.01200883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8361488">
                <text:p>0.008361488</text:p>
              </table:table-cell>
              <table:table-cell office:value-type="float" office:value="0.007693697">
                <text:p>0.007693697</text:p>
              </table:table-cell>
              <table:table-cell office:value-type="float" office:value="0.013688057">
                <text:p>0.013688057</text:p>
              </table:table-cell>
              <table:table-cell office:value-type="float" office:value="0.012377586">
                <text:p>0.01237758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7547151">
                <text:p>0.007547151</text:p>
              </table:table-cell>
              <table:table-cell office:value-type="float" office:value="0.007325236">
                <text:p>0.007325236</text:p>
              </table:table-cell>
              <table:table-cell office:value-type="float" office:value="0.013949694">
                <text:p>0.013949694</text:p>
              </table:table-cell>
              <table:table-cell office:value-type="float" office:value="0.013025445">
                <text:p>0.01302544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8013104">
                <text:p>0.008013104</text:p>
              </table:table-cell>
              <table:table-cell office:value-type="float" office:value="0.007774892">
                <text:p>0.007774892</text:p>
              </table:table-cell>
              <table:table-cell office:value-type="float" office:value="0.011660693">
                <text:p>0.011660693</text:p>
              </table:table-cell>
              <table:table-cell office:value-type="float" office:value="0.013532063">
                <text:p>0.01353206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8508325">
                <text:p>0.008508325</text:p>
              </table:table-cell>
              <table:table-cell office:value-type="float" office:value="0.008264581">
                <text:p>0.008264581</text:p>
              </table:table-cell>
              <table:table-cell office:value-type="float" office:value="0.012705495">
                <text:p>0.012705495</text:p>
              </table:table-cell>
              <table:table-cell office:value-type="float" office:value="0.014406981">
                <text:p>0.014406981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9051131">
                <text:p>0.009051131</text:p>
              </table:table-cell>
              <table:table-cell office:value-type="float" office:value="0.008728716">
                <text:p>0.008728716</text:p>
              </table:table-cell>
              <table:table-cell office:value-type="float" office:value="0.01319459">
                <text:p>0.01319459</text:p>
              </table:table-cell>
              <table:table-cell office:value-type="float" office:value="0.01474822">
                <text:p>0.0147482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9534059">
                <text:p>0.009534059</text:p>
              </table:table-cell>
              <table:table-cell office:value-type="float" office:value="0.009533451">
                <text:p>0.009533451</text:p>
              </table:table-cell>
              <table:table-cell office:value-type="float" office:value="0.014070959">
                <text:p>0.014070959</text:p>
              </table:table-cell>
              <table:table-cell office:value-type="float" office:value="0.012902984">
                <text:p>0.01290298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10150834">
                <text:p>0.010150834</text:p>
              </table:table-cell>
              <table:table-cell office:value-type="float" office:value="0.010114763">
                <text:p>0.010114763</text:p>
              </table:table-cell>
              <table:table-cell office:value-type="float" office:value="0.014406947">
                <text:p>0.014406947</text:p>
              </table:table-cell>
              <table:table-cell office:value-type="float" office:value="0.013292508">
                <text:p>0.01329250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10656106">
                <text:p>0.010656106</text:p>
              </table:table-cell>
              <table:table-cell office:value-type="float" office:value="0.010632302">
                <text:p>0.010632302</text:p>
              </table:table-cell>
              <table:table-cell office:value-type="float" office:value="0.015299119">
                <text:p>0.015299119</text:p>
              </table:table-cell>
              <table:table-cell office:value-type="float" office:value="0.014214523">
                <text:p>0.01421452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11256263">
                <text:p>0.011256263</text:p>
              </table:table-cell>
              <table:table-cell office:value-type="float" office:value="0.011181442">
                <text:p>0.011181442</text:p>
              </table:table-cell>
              <table:table-cell office:value-type="float" office:value="0.016085393">
                <text:p>0.016085393</text:p>
              </table:table-cell>
              <table:table-cell office:value-type="float" office:value="0.014856619">
                <text:p>0.014856619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11816934">
                <text:p>0.011816934</text:p>
              </table:table-cell>
              <table:table-cell office:value-type="float" office:value="0.011762737">
                <text:p>0.011762737</text:p>
              </table:table-cell>
              <table:table-cell office:value-type="float" office:value="0.016726027">
                <text:p>0.016726027</text:p>
              </table:table-cell>
              <table:table-cell office:value-type="float" office:value="0.015750867">
                <text:p>0.015750867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12516571">
                <text:p>0.012516571</text:p>
              </table:table-cell>
              <table:table-cell office:value-type="float" office:value="0.01234445">
                <text:p>0.01234445</text:p>
              </table:table-cell>
              <table:table-cell office:value-type="float" office:value="0.017321546">
                <text:p>0.017321546</text:p>
              </table:table-cell>
              <table:table-cell office:value-type="float" office:value="0.016055491">
                <text:p>0.0160554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1305942">
                <text:p>0.01305942</text:p>
              </table:table-cell>
              <table:table-cell office:value-type="float" office:value="0.012593758">
                <text:p>0.012593758</text:p>
              </table:table-cell>
              <table:table-cell office:value-type="float" office:value="0.018286356">
                <text:p>0.018286356</text:p>
              </table:table-cell>
              <table:table-cell office:value-type="float" office:value="0.017191941">
                <text:p>0.01719194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13789604">
                <text:p>0.013789604</text:p>
              </table:table-cell>
              <table:table-cell office:value-type="float" office:value="0.013284484">
                <text:p>0.013284484</text:p>
              </table:table-cell>
              <table:table-cell office:value-type="float" office:value="0.018967373">
                <text:p>0.018967373</text:p>
              </table:table-cell>
              <table:table-cell office:value-type="float" office:value="0.017603592">
                <text:p>0.017603592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14505105">
                <text:p>0.014505105</text:p>
              </table:table-cell>
              <table:table-cell office:value-type="float" office:value="0.013941569">
                <text:p>0.013941569</text:p>
              </table:table-cell>
              <table:table-cell office:value-type="float" office:value="0.020126378">
                <text:p>0.020126378</text:p>
              </table:table-cell>
              <table:table-cell office:value-type="float" office:value="0.018754696">
                <text:p>0.018754696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15091528">
                <text:p>0.015091528</text:p>
              </table:table-cell>
              <table:table-cell office:value-type="float" office:value="0.014634735">
                <text:p>0.014634735</text:p>
              </table:table-cell>
              <table:table-cell office:value-type="float" office:value="0.020976356">
                <text:p>0.020976356</text:p>
              </table:table-cell>
              <table:table-cell office:value-type="float" office:value="0.019150171">
                <text:p>0.01915017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15743298">
                <text:p>0.015743298</text:p>
              </table:table-cell>
              <table:table-cell office:value-type="float" office:value="0.015284848">
                <text:p>0.015284848</text:p>
              </table:table-cell>
              <table:table-cell office:value-type="float" office:value="0.021998267">
                <text:p>0.021998267</text:p>
              </table:table-cell>
              <table:table-cell office:value-type="float" office:value="0.020161414">
                <text:p>0.020161414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1651361">
                <text:p>0.01651361</text:p>
              </table:table-cell>
              <table:table-cell office:value-type="float" office:value="0.015991906">
                <text:p>0.015991906</text:p>
              </table:table-cell>
              <table:table-cell office:value-type="float" office:value="0.022891245">
                <text:p>0.022891245</text:p>
              </table:table-cell>
              <table:table-cell office:value-type="float" office:value="0.020675178">
                <text:p>0.020675178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17135061">
                <text:p>0.017135061</text:p>
              </table:table-cell>
              <table:table-cell office:value-type="float" office:value="0.016677529">
                <text:p>0.016677529</text:p>
              </table:table-cell>
              <table:table-cell office:value-type="float" office:value="0.023578087">
                <text:p>0.023578087</text:p>
              </table:table-cell>
              <table:table-cell office:value-type="float" office:value="0.022032743">
                <text:p>0.022032743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18076424">
                <text:p>0.018076424</text:p>
              </table:table-cell>
              <table:table-cell office:value-type="float" office:value="0.017419607">
                <text:p>0.017419607</text:p>
              </table:table-cell>
              <table:table-cell office:value-type="float" office:value="0.024248627">
                <text:p>0.024248627</text:p>
              </table:table-cell>
              <table:table-cell office:value-type="float" office:value="0.022183207">
                <text:p>0.022183207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18868177">
                <text:p>0.018868177</text:p>
              </table:table-cell>
              <table:table-cell office:value-type="float" office:value="0.018111192">
                <text:p>0.018111192</text:p>
              </table:table-cell>
              <table:table-cell office:value-type="float" office:value="0.024847404">
                <text:p>0.024847404</text:p>
              </table:table-cell>
              <table:table-cell office:value-type="float" office:value="0.023917852">
                <text:p>0.023917852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19420329">
                <text:p>0.019420329</text:p>
              </table:table-cell>
              <table:table-cell office:value-type="float" office:value="0.018839522">
                <text:p>0.018839522</text:p>
              </table:table-cell>
              <table:table-cell office:value-type="float" office:value="0.026018644">
                <text:p>0.026018644</text:p>
              </table:table-cell>
              <table:table-cell office:value-type="float" office:value="0.024811634">
                <text:p>0.024811634</text:p>
              </table:table-cell>
            </table:table-row>
            <table:table-row>
              <table:table-cell office:value-type="string"/>
              <table:table-cell office:value-type="float" office:value="0.020306383">
                <text:p>0.020306383</text:p>
              </table:table-cell>
              <table:table-cell office:value-type="float" office:value="0.019630035">
                <text:p>0.019630035</text:p>
              </table:table-cell>
              <table:table-cell office:value-type="float" office:value="0.026967147">
                <text:p>0.026967147</text:p>
              </table:table-cell>
              <table:table-cell office:value-type="float" office:value="0.025649807">
                <text:p>0.0256498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